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
      <style:paragraph-properties fo:text-align="justify" style:justify-single-word="false"/>
    </style:style>
    <style:style style:name="P3" style:family="paragraph" style:parent-style-name="Standard">
      <style:paragraph-properties fo:margin-left="0.635cm" fo:margin-right="0cm" fo:text-align="justify" style:justify-single-word="false"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 consideri un servizio, a cui è associata una coda di input di tipo poissoniana con tasso medio di arrivi di lavori di 10 all’ora. Il servizio esplica lavori in accordo ad una distribuzione esponenziale con tempo medio di servizio di 5 minuti. </text:p>
      <text:list xml:id="list29214050" text:style-name="WW8Num1">
        <text:list-item>
          <text:p text:style-name="P2">Quale modello di coda è adatto a descrivere il servizio? Con quali parametri?</text:p>
        </text:list-item>
        <text:list-item>
          <text:p text:style-name="P2">Calcolare il numero medio di lavori presenti nel sistema.</text:p>
        </text:list-item>
        <text:list-item>
          <text:p text:style-name="P2">Calcolare il tempo medio di risposta di un lavoro nel sistema.</text:p>
        </text:list-item>
      </text:list>
      <text:p text:style-name="P1">Da un corso di formazione si prevede di ottenere un miglioramento (diminuzione) della varianza del tempo di servizio, ma in un lieve incremento della media. Dopo il completamento del corso, si stima che il tempo di servizio medio aumenterà infatti a 5,5 min, ma la deviazione standard si ridurrà da 5 min (del caso esponenziale) a 4 min.</text:p>
      <text:list xml:id="list30566042" text:continue-numbering="true" text:style-name="WW8Num1">
        <text:list-item>
          <text:p text:style-name="P2">Quale modello di coda è adatto descrivere il servizio dopo il corso di formazione? Con quali parametri?</text:p>
        </text:list-item>
        <text:list-item>
          <text:p text:style-name="P2">Calcolare il numero medio di lavori presenti nel nuovo sistema.</text:p>
        </text:list-item>
        <text:list-item>
          <text:p text:style-name="P2">Calcolare il tempo medio di risposta di un lavoro nel nuovo sistema.</text:p>
        </text:list-item>
        <text:list-item>
          <text:p text:style-name="P2">E’ possibile ridurre la varianza in modo tale da ottenere l’incremento della media del tempo di servizio, mantenendo però le stesse prestazioni in termini di lavori presenti nel sistema calcolato al punto 2) ?</text:p>
        </text:list-item>
        <text:list-item>
          <text:p text:style-name="P2">Calcolare la deviazione standard necessaria per mantenere lo stesso numero di lavori nel sistema calcolato al punto 2) se il tempo medio di servizio dopo il corso di formazione aumenta a 5,2 minuti.</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0:40:15.10</meta:creation-date>
    <meta:document-statistic meta:table-count="0" meta:image-count="0" meta:object-count="0" meta:page-count="1" meta:paragraph-count="10" meta:word-count="248" meta:character-count="1436"/>
    <dc:date>2012-03-29T10:42:09.92</dc:date>
    <meta:editing-duration>PT2M1S</meta:editing-duration>
    <meta:editing-cycles>1</meta:editing-cycles>
    <meta:generator>OpenOffice.org/3.3$Win32 OpenOffice.org_project/330m20$Build-9567</meta:generator>
  </office:meta>
</office:document-meta>
</file>